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24pt" style:font-size-asian="24pt" style:font-size-complex="24pt"/>
    </style:style>
    <style:style style:name="P4" style:family="paragraph" style:parent-style-name="Standard">
      <style:text-properties fo:font-size="24pt" officeooo:rsid="00187a02" officeooo:paragraph-rsid="00187a02" style:font-size-asian="24pt" style:font-size-complex="24pt"/>
    </style:style>
    <style:style style:name="P5" style:family="paragraph" style:parent-style-name="Standard">
      <style:text-properties fo:font-size="24pt" officeooo:rsid="00187eac" officeooo:paragraph-rsid="00187eac" style:font-size-asian="24pt" style:font-size-complex="24pt"/>
    </style:style>
    <style:style style:name="P6" style:family="paragraph" style:parent-style-name="Standard">
      <style:text-properties fo:font-size="24pt" officeooo:rsid="00187eac" officeooo:paragraph-rsid="001b8ec5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line-height="150%" fo:text-align="start" style:justify-single-word="false" fo:break-before="pag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break-before="page"/>
      <style:text-properties fo:font-size="24pt" style:font-size-asian="24pt" style:font-size-complex="24pt"/>
    </style:style>
    <style:style style:name="T1" style:family="text">
      <style:text-properties fo:font-weight="bold"/>
    </style:style>
    <style:style style:name="T2" style:family="text">
      <style:text-properties fo:font-size="14pt" fo:font-weight="bold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7b3db"/>
    </style:style>
    <style:style style:name="T5" style:family="text">
      <style:text-properties officeooo:rsid="0019915e"/>
    </style:style>
    <style:style style:name="T6" style:family="text">
      <style:text-properties officeooo:rsid="001b8ec5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92 unique words</text:p>
      <text:p text:style-name="P6">mostly <text:span text:style-name="T6">present tense</text:span></text:p>
      <text:p text:style-name="P5">simple sentence structure</text:p>
      <text:p text:style-name="P9">Ecce fēlēs. <text:s/>Ecce duō hominēs quī pugnant. Fēlēs et pugnatorēs in monte sunt. <text:s/>Fēlēs stat inter pugnatorēs. <text:s/>Sed ecce: Nōn duō, sed trēs hominēs sunt! <text:s/>Unus homō spectat pugnatorēs et fēlem. </text:p>
      <text:p text:style-name="P3"/>
      <text:p text:style-name="P3">Spectator ad hominēs et felem it. <text:s/>Pugnatorēs spectatorem non vident. <text:s/>Pugna fēlī non placet. <text:s/>Fēlēs pugnam timet. Dum pugnant, pugnatorēs movent. Pugnatorēs casū movent prope felem. Fēlēs propior et propior ad rupem it.</text:p>
      <text:p text:style-name="P3"/>
      <text:p text:style-name="P3">Spectator felem perterritum videt. Spectator non vult felem cadere dē rupe. Spectator clamat "HEUS! <text:s/>Pugnatorēs! <text:s/>Desinite!" <text:s/>Fēlēs vester cadet dē rupe!" <text:s/>Sed pugnatorēs spectatorem non audiunt quia nimis pugnant.</text:p>
      <text:p text:style-name="P3"/>
      <text:p text:style-name="P3">Caditne nunc fēlēs? Verō mox cadet! <text:s/>Vae! <text:s/>Spectator videt saxum imminentem et caute id descendit. </text:p>
      <text:p text:style-name="P3"/>
      <text:p text:style-name="P3">Fēlēs labitur et valde perterrita maumat! <text:s/>Nunc pugnatorēs fēlem audit, quia maumatio fēlis satis clamosa est. <text:s text:c="2"/>Pugnatorēs desinunt pugnāre et felem <text:soft-page-break/>rupem tenentem vident. <text:s/>Pugnatorēs clamant: "Vae! Fēlēs mox cadet!" <text:s/>Pugnatorēs volunt salvāre fēlem, sed nimis serī sunt. Fēlēs dē rupe cadit!</text:p>
      <text:p text:style-name="P3"/>
      <text:p text:style-name="P3">"Mauuuuuu!" <text:s/></text:p>
      <text:p text:style-name="P3"/>
      <text:p text:style-name="P3">Spectator in saxō imminente est. <text:s/>Spectator fēlem capit! Spectator sapiens est. Spectator scivit fēlem mox cadere. <text:s/></text:p>
      <text:p text:style-name="P3"/>
      <text:p text:style-name="P3">Keegus: "Spectator iratus est, nonne?"</text:p>
      <text:p text:style-name="P3"/>
      <text:p text:style-name="P3">Sappho: "Non, non, spectator laetus est, quia spectator amat salvāre animalia. <text:s/>Laetus est quia vitam fēlis servābat!"</text:p>
      <text:p text:style-name="P3"/>
      <text:p text:style-name="P7">FINIS</text:p>
      <text:section text:style-name="Sect1" text:name="Section1">
        <text:p text:style-name="P8"><text:span text:style-name="T1">ad:</text:span> toward/to</text:p>
        <text:p text:style-name="P2"><text:span text:style-name="T1">amat:</text:span> loves</text:p>
        <text:p text:style-name="P2"><text:span text:style-name="T1">animalia:</text:span> animals</text:p>
        <text:p text:style-name="P2"><text:span text:style-name="T1">audit:</text:span> co hears</text:p>
        <text:p text:style-name="P2"><text:span text:style-name="T1">audiunt:</text:span> hear</text:p>
        <text:p text:style-name="P2"><text:span text:style-name="T1">cadere:</text:span> to fall</text:p>
        <text:p text:style-name="P2"><text:span text:style-name="T1">cadet:</text:span> <text:span text:style-name="T4">will </text:span>fall</text:p>
        <text:p text:style-name="P2"><text:span text:style-name="T1">cadit:</text:span> falls</text:p>
        <text:p text:style-name="P2"><text:span text:style-name="T1">caditne:</text:span> does co fall?</text:p>
        <text:p text:style-name="P2"><text:span text:style-name="T1">capit:</text:span> grabs, snatches, takes</text:p>
        <text:p text:style-name="P2"><text:span text:style-name="T1">casū:</text:span> by chance</text:p>
        <text:p text:style-name="P2"><text:span text:style-name="T1">caute:</text:span> cautiously</text:p>
        <text:p text:style-name="P2"><text:span text:style-name="T1">clamant:</text:span> they shout</text:p>
        <text:p text:style-name="P2"><text:span text:style-name="T1">clamat:</text:span> shouts</text:p>
        <text:p text:style-name="P2"><text:span text:style-name="T1">clamosa:</text:span> loud</text:p>
        <text:p text:style-name="P2"><text:span text:style-name="T1">dē:</text:span> down from/about</text:p>
        <text:p text:style-name="P2"><text:span text:style-name="T1">descendit:</text:span> climbs down</text:p>
        <text:p text:style-name="P2"><text:span text:style-name="T1">desinite:</text:span> stop!</text:p>
        <text:p text:style-name="P2"><text:span text:style-name="T1">desinunt:</text:span> stop</text:p>
        <text:p text:style-name="P2"><text:span text:style-name="T1">dum:</text:span> while</text:p>
        <text:p text:style-name="P2"><text:span text:style-name="T1">duō:</text:span> two</text:p>
        <text:p text:style-name="P2"><text:span text:style-name="T1">ecce:</text:span> behold!</text:p>
        <text:p text:style-name="P2"><text:span text:style-name="T1">est:</text:span> is</text:p>
        <text:p text:style-name="P2"><text:span text:style-name="T1">et:</text:span> and</text:p>
        <text:p text:style-name="P2"><text:span text:style-name="T1">felem:</text:span> cat</text:p>
        <text:p text:style-name="P2"><text:span text:style-name="T1">fēlem:</text:span> cat</text:p>
        <text:p text:style-name="P2"><text:span text:style-name="T1">fēlēs:</text:span> cat</text:p>
        <text:p text:style-name="P2"><text:span text:style-name="T1">fēlis:</text:span> of the cat</text:p>
        <text:p text:style-name="P2"><text:span text:style-name="T1">finis:</text:span> end</text:p>
        <text:p text:style-name="P2"><text:span text:style-name="T1">heus:</text:span> hey!</text:p>
        <text:p text:style-name="P2"><text:span text:style-name="T1">hominēs:</text:span> people</text:p>
        <text:p text:style-name="P2"><text:span text:style-name="T1">homō:</text:span> person</text:p>
        <text:p text:style-name="P2"><text:span text:style-name="T1">id:</text:span> it</text:p>
        <text:p text:style-name="P2"><text:span text:style-name="T1">imminente:</text:span> overhanging</text:p>
        <text:p text:style-name="P2"><text:span text:style-name="T1">imminentem:</text:span> overhanging</text:p>
        <text:p text:style-name="P2"><text:span text:style-name="T1">in:</text:span> in/on/into</text:p>
        <text:p text:style-name="P2"><text:span text:style-name="T1">inter:</text:span> among/between</text:p>
        <text:p text:style-name="P2"><text:span text:style-name="T1">iratus:</text:span> angry</text:p>
        <text:p text:style-name="P2"><text:span text:style-name="T1">it:</text:span> goes</text:p>
        <text:p text:style-name="P2"><text:span text:style-name="T1">labitur:</text:span> slips</text:p>
        <text:p text:style-name="P2"><text:span text:style-name="T1">laetus:</text:span> happy</text:p>
        <text:p text:style-name="P2"><text:span text:style-name="T1">maumat:</text:span> meows</text:p>
        <text:p text:style-name="P2"><text:span text:style-name="T1">maumatio:</text:span> a meow</text:p>
        <text:p text:style-name="P2"><text:span text:style-name="T1">monte:</text:span> by means of/in/on the mountain</text:p>
        <text:p text:style-name="P2"><text:span text:style-name="T1">movent:</text:span> move</text:p>
        <text:p text:style-name="P2"><text:span text:style-name="T1">mox:</text:span> soon</text:p>
        <text:p text:style-name="P2"><text:span text:style-name="T1">nimis:</text:span> excessively, too much, lots</text:p>
        <text:p text:style-name="P2"><text:span text:style-name="T1">non:</text:span> not</text:p>
        <text:p text:style-name="P2"><text:span text:style-name="T1">nōn:</text:span> not/no</text:p>
        <text:p text:style-name="P2"><text:span text:style-name="T1">nonne:</text:span> isn't it the case that?, right?</text:p>
        <text:p text:style-name="P2"><text:span text:style-name="T1">nunc:</text:span> now</text:p>
        <text:p text:style-name="P2"><text:span text:style-name="T1">perterrita:</text:span> real scared</text:p>
        <text:p text:style-name="P2"><text:span text:style-name="T1">perterritum:</text:span> terrified</text:p>
        <text:p text:style-name="P2"><text:span text:style-name="T1">placet:</text:span> is pleasing</text:p>
        <text:p text:style-name="P2"><text:span text:style-name="T1">prope:</text:span> near</text:p>
        <text:p text:style-name="P2"><text:span text:style-name="T1">propior:</text:span> closer</text:p>
        <text:p text:style-name="P2"><text:soft-page-break/><text:span text:style-name="T1">pugna:</text:span> a/the fight</text:p>
        <text:p text:style-name="P2"><text:span text:style-name="T1">pugnam:</text:span> a/the fight</text:p>
        <text:p text:style-name="P2"><text:span text:style-name="T1">pugnant:</text:span> fight</text:p>
        <text:p text:style-name="P2"><text:span text:style-name="T1">pugnāre:</text:span> to fight</text:p>
        <text:p text:style-name="P2"><text:span text:style-name="T1">pugnatorēs:</text:span> fighters</text:p>
        <text:p text:style-name="P2"><text:span text:style-name="T1">quī:</text:span> who</text:p>
        <text:p text:style-name="P2"><text:span text:style-name="T1">quia:</text:span> because</text:p>
        <text:p text:style-name="P2"><text:span text:style-name="T1">rupe:</text:span> by/on/etc the cliff/rock</text:p>
        <text:p text:style-name="P2"><text:span text:style-name="T1">rupem:</text:span> cliff/rock</text:p>
        <text:p text:style-name="P2"><text:span text:style-name="T1">salvāre:</text:span> to save, protect</text:p>
        <text:p text:style-name="P2"><text:span text:style-name="T1">sapiens:</text:span> wise</text:p>
        <text:p text:style-name="P2"><text:span text:style-name="T1">satis:</text:span> enough, enough of</text:p>
        <text:p text:style-name="P2"><text:span text:style-name="T1">saxō:</text:span> by/to/etc the big rock</text:p>
        <text:p text:style-name="P2"><text:span text:style-name="T1">saxum:</text:span> big rock</text:p>
        <text:p text:style-name="P2"><text:span text:style-name="T1">scivit:</text:span> co knew</text:p>
        <text:p text:style-name="P2"><text:span text:style-name="T1">sed:</text:span> but</text:p>
        <text:p text:style-name="P2"><text:span text:style-name="T1">serī:</text:span> late</text:p>
        <text:p text:style-name="P2"><text:span text:style-name="T1">servābat:</text:span> co saved/protected</text:p>
        <text:p text:style-name="P2"><text:span text:style-name="T1">spectat:</text:span> watches</text:p>
        <text:p text:style-name="P2"><text:span text:style-name="T1">spectator:</text:span> spectator; person who is watching</text:p>
        <text:p text:style-name="P2"><text:span text:style-name="T1">spectatorem:</text:span> spectator; person who is watching</text:p>
        <text:p text:style-name="P2"><text:span text:style-name="T1">stat:</text:span> stands</text:p>
        <text:p text:style-name="P2"><text:span text:style-name="T1">sunt:</text:span> they are</text:p>
        <text:p text:style-name="P2"><text:span text:style-name="T1">tenentem:</text:span> holding</text:p>
        <text:p text:style-name="P2"><text:span text:style-name="T1">timet:</text:span> fears</text:p>
        <text:p text:style-name="P2"><text:span text:style-name="T1">trēs:</text:span> three</text:p>
        <text:p text:style-name="P2"><text:span text:style-name="T1">unus:</text:span> one</text:p>
        <text:p text:style-name="P2"><text:span text:style-name="T1">vae:</text:span> ahh!</text:p>
        <text:p text:style-name="P2"><text:span text:style-name="T1">valde:</text:span> really really; strongly</text:p>
        <text:p text:style-name="P2"><text:span text:style-name="T1">verō:</text:span> truly, in truth, really</text:p>
        <text:p text:style-name="P2"><text:span text:style-name="T1">vester:</text:span> y'all's</text:p>
        <text:p text:style-name="P2"><text:span text:style-name="T1">vident:</text:span> they look</text:p>
        <text:p text:style-name="P2"><text:span text:style-name="T1">videt:</text:span> sees</text:p>
        <text:p text:style-name="P2"><text:span text:style-name="T1">vitam:</text:span> life</text:p>
        <text:p text:style-name="P2"><text:span text:style-name="T1">volunt:</text:span> they want</text:p>
        <text:p text:style-name="P1"><text:span text:style-name="T2">vult:</text:span><text:span text:style-name="T3"> want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6:46:40.561646579</meta:creation-date>
    <dc:date>2019-02-24T16:52:56.717347184</dc:date>
    <meta:editing-duration>PT6M1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5" meta:paragraph-count="105" meta:word-count="442" meta:character-count="2880" meta:non-whitespace-character-count="2517"/>
  </office:meta>
</office:document-meta>
</file>